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9" style:parent-style-name="Normal" style:family="paragraph">
      <style:paragraph-properties style:vertical-align="auto" fo:margin-bottom="0in" style:line-height-at-least="0.1979in" fo:background-color="#26292C"/>
      <style:text-properties fo:hyphenate="true"/>
    </style:style>
    <style:style style:name="T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6" style:parent-style-name="Normal" style:family="paragraph">
      <style:paragraph-properties style:vertical-align="auto" fo:margin-bottom="0in" style:line-height-at-least="0.1979in" fo:background-color="#26292C"/>
      <style:text-properties fo:hyphenate="true"/>
    </style:style>
    <style:style style:name="T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3" style:parent-style-name="Normal" style:family="paragraph">
      <style:paragraph-properties style:vertical-align="auto" fo:margin-bottom="0in" style:line-height-at-least="0.1979in" fo:background-color="#26292C"/>
      <style:text-properties fo:hyphenate="true"/>
    </style:style>
    <style:style style:name="T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0" style:parent-style-name="Normal" style:family="paragraph">
      <style:paragraph-properties style:vertical-align="auto" fo:margin-bottom="0in" style:line-height-at-least="0.1979in" fo:background-color="#26292C"/>
      <style:text-properties fo:hyphenate="true"/>
    </style:style>
    <style:style style:name="T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7" style:parent-style-name="Normal" style:family="paragraph">
      <style:paragraph-properties style:vertical-align="auto" fo:margin-bottom="0in" style:line-height-at-least="0.1979in" fo:background-color="#26292C"/>
      <style:text-properties fo:hyphenate="true"/>
    </style:style>
    <style:style style:name="T4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8" style:parent-style-name="Normal" style:family="paragraph">
      <style:paragraph-properties style:vertical-align="auto" fo:margin-bottom="0in" style:line-height-at-least="0.1979in" fo:background-color="#26292C"/>
      <style:text-properties fo:hyphenate="true"/>
    </style:style>
    <style:style style:name="T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3" style:parent-style-name="Fuentedepárrafopredeter." style:family="text">
      <style:text-properties style:font-name="Segoe UI" style:font-name-complex="Segoe UI" fo:color="#2B2E38"/>
    </style:style>
    <style:style style:name="T574" style:parent-style-name="CódigoHTML" style:family="text">
      <style:text-properties style:font-name="Consolas" style:font-name-asian="Calibri" fo:color="#CA473F" fo:background-color="#FBFBFD"/>
    </style:style>
    <style:style style:name="T575" style:parent-style-name="Fuentedepárrafopredeter." style:family="text">
      <style:text-properties style:font-name="Segoe UI" style:font-name-complex="Segoe UI" fo:color="#2B2E38"/>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CódigoHTML" style:family="text">
      <style:text-properties style:font-name="Consolas" style:font-name-asian="Calibri" fo:color="#CA473F" fo:background-color="#FBFBFD"/>
    </style:style>
    <style:style style:name="T582" style:parent-style-name="Fuentedepárrafopredeter." style:family="text">
      <style:text-properties style:font-name="Segoe UI" style:font-name-complex="Segoe UI" fo:color="#2B2E38"/>
    </style:style>
    <style:style style:name="T583" style:parent-style-name="CódigoHTML" style:family="text">
      <style:text-properties style:font-name="Consolas" style:font-name-asian="Calibri" fo:color="#CA473F" fo:background-color="#FBFBFD"/>
    </style:style>
    <style:style style:name="T584" style:parent-style-name="Fuentedepárrafopredeter." style:family="text">
      <style:text-properties style:font-name="Segoe UI" style:font-name-complex="Segoe UI" fo:color="#2B2E38"/>
    </style:style>
    <style:style style:name="T585" style:parent-style-name="CódigoHTML" style:family="text">
      <style:text-properties style:font-name="Consolas" style:font-name-asian="Calibri" fo:color="#CA473F" fo:background-color="#FBFBFD"/>
    </style:style>
    <style:style style:name="T586" style:parent-style-name="Fuentedepárrafopredeter." style:family="text">
      <style:text-properties style:font-name="Segoe UI" style:font-name-complex="Segoe UI" fo:color="#2B2E38"/>
    </style:style>
    <style:style style:name="P587" style:parent-style-name="Normal" style:family="paragraph">
      <style:paragraph-properties style:vertical-align="auto" fo:margin-bottom="0in" style:line-height-at-least="0.1979in" fo:background-color="#26292C"/>
      <style:text-properties fo:hyphenate="true"/>
    </style:style>
    <style:style style:name="T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99" style:parent-style-name="Normal" style:family="paragraph">
      <style:paragraph-properties style:vertical-align="auto" fo:margin-bottom="0in" style:line-height-at-least="0.1979in" fo:background-color="#26292C"/>
      <style:text-properties fo:hyphenate="true"/>
    </style:style>
    <style:style style:name="T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04" style:parent-style-name="Normal" style:family="paragraph">
      <style:paragraph-properties style:vertical-align="auto" fo:margin-bottom="0in" style:line-height-at-least="0.1979in" fo:background-color="#26292C"/>
      <style:text-properties fo:hyphenate="true"/>
    </style:style>
    <style:style style:name="T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12" style:parent-style-name="Normal" style:family="paragraph">
      <style:paragraph-properties style:vertical-align="auto" fo:margin-bottom="0in" style:line-height-at-least="0.1979in" fo:background-color="#26292C"/>
      <style:text-properties fo:hyphenate="true"/>
    </style:style>
    <style:style style:name="T6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9" style:parent-style-name="Normal" style:family="paragraph">
      <style:paragraph-properties style:vertical-align="auto" fo:margin-bottom="0in" style:line-height-at-least="0.1979in" fo:background-color="#26292C"/>
      <style:text-properties fo:hyphenate="true"/>
    </style:style>
    <style:style style:name="T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27" style:parent-style-name="Normal" style:family="paragraph">
      <style:paragraph-properties style:vertical-align="auto" fo:margin-bottom="0in" style:line-height-at-least="0.1979in" fo:background-color="#26292C"/>
      <style:text-properties fo:hyphenate="true"/>
    </style:style>
    <style:style style:name="T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32" style:parent-style-name="Normal" style:family="paragraph">
      <style:paragraph-properties style:vertical-align="auto" fo:margin-bottom="0in" style:line-height-at-least="0.1979in" fo:background-color="#26292C"/>
      <style:text-properties fo:hyphenate="true"/>
    </style:style>
    <style:style style:name="T6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7"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6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39" style:parent-style-name="Normal" style:family="paragraph">
      <style:paragraph-properties style:vertical-align="auto" fo:margin-bottom="0in" style:line-height-at-least="0.1979in" fo:background-color="#26292C"/>
      <style:text-properties fo:hyphenate="true"/>
    </style:style>
    <style:style style:name="T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46" style:parent-style-name="Normal" style:family="paragraph">
      <style:paragraph-properties style:vertical-align="auto" fo:margin-bottom="0in" style:line-height-at-least="0.1979in" fo:background-color="#26292C"/>
      <style:text-properties fo:hyphenate="true"/>
    </style:style>
    <style:style style:name="T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55" style:parent-style-name="Normal" style:family="paragraph">
      <style:paragraph-properties style:vertical-align="auto" fo:margin-bottom="0in" style:line-height-at-least="0.1979in" fo:background-color="#26292C"/>
      <style:text-properties fo:hyphenate="true"/>
    </style:style>
    <style:style style:name="T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5" style:parent-style-name="Normal" style:family="paragraph">
      <style:paragraph-properties style:vertical-align="auto" fo:margin-bottom="0in" style:line-height-at-least="0.1979in" fo:background-color="#26292C"/>
      <style:text-properties fo:hyphenate="true"/>
    </style:style>
    <style:style style:name="T66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67" style:parent-style-name="Normal" style:family="paragraph">
      <style:paragraph-properties style:vertical-align="auto" fo:margin-bottom="0in" style:line-height-at-least="0.1979in" fo:background-color="#26292C"/>
      <style:text-properties fo:hyphenate="true"/>
    </style:style>
    <style:style style:name="T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76" style:parent-style-name="Normal" style:family="paragraph">
      <style:paragraph-properties style:vertical-align="auto" fo:margin-bottom="0in" style:line-height-at-least="0.1979in" fo:background-color="#26292C"/>
      <style:text-properties fo:hyphenate="true"/>
    </style:style>
    <style:style style:name="T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89" style:parent-style-name="Normal" style:family="paragraph">
      <style:paragraph-properties style:vertical-align="auto" fo:margin-bottom="0in" style:line-height-at-least="0.1979in" fo:background-color="#26292C"/>
      <style:text-properties fo:hyphenate="true"/>
    </style:style>
    <style:style style:name="T6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93" style:parent-style-name="Normal" style:family="paragraph">
      <style:paragraph-properties style:vertical-align="auto" fo:margin-bottom="0in" style:line-height-at-least="0.1979in" fo:background-color="#26292C"/>
      <style:text-properties fo:hyphenate="true"/>
    </style:style>
    <style:style style:name="T6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02" style:parent-style-name="Normal" style:family="paragraph">
      <style:paragraph-properties style:vertical-align="auto" fo:margin-bottom="0in" style:line-height-at-least="0.1979in" fo:background-color="#26292C"/>
      <style:text-properties fo:hyphenate="true"/>
    </style:style>
    <style:style style:name="T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15" style:parent-style-name="Normal" style:family="paragraph">
      <style:paragraph-properties style:vertical-align="auto" fo:margin-bottom="0in" style:line-height-at-least="0.1979in" fo:background-color="#26292C"/>
      <style:text-properties fo:hyphenate="true"/>
    </style:style>
    <style:style style:name="T7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24" style:parent-style-name="Normal" style:family="paragraph">
      <style:paragraph-properties style:vertical-align="auto" fo:margin-bottom="0in" style:line-height-at-least="0.1979in" fo:background-color="#26292C"/>
      <style:text-properties fo:hyphenate="true"/>
    </style:style>
    <style:style style:name="T7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3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3" style:parent-style-name="Normal" style:family="paragraph">
      <style:paragraph-properties style:vertical-align="auto" fo:margin-bottom="0in" style:line-height-at-least="0.1979in" fo:background-color="#26292C"/>
      <style:text-properties fo:hyphenate="true"/>
    </style:style>
    <style:style style:name="T7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6" style:parent-style-name="Normal" style:family="paragraph">
      <style:paragraph-properties style:vertical-align="auto" fo:margin-bottom="0in" style:line-height-at-least="0.1979in" fo:background-color="#26292C"/>
      <style:text-properties fo:hyphenate="true"/>
    </style:style>
    <style:style style:name="T7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9" style:parent-style-name="Normal" style:family="paragraph">
      <style:paragraph-properties style:vertical-align="auto" fo:margin-bottom="0in" style:line-height-at-least="0.1979in" fo:background-color="#26292C"/>
      <style:text-properties fo:hyphenate="true"/>
    </style:style>
    <style:style style:name="T7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48" style:parent-style-name="Normal" style:family="paragraph">
      <style:paragraph-properties style:vertical-align="auto" fo:margin-bottom="0in" style:line-height-at-least="0.1979in" fo:background-color="#26292C"/>
      <style:text-properties fo:hyphenate="true"/>
    </style:style>
    <style:style style:name="T7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6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2" style:parent-style-name="Normal" style:family="paragraph">
      <style:paragraph-properties style:vertical-align="auto" fo:margin-bottom="0in" style:line-height-at-least="0.1979in" fo:background-color="#26292C"/>
      <style:text-properties fo:hyphenate="true"/>
    </style:style>
    <style:style style:name="T7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6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6" style:parent-style-name="Normal" style:family="paragraph">
      <style:paragraph-properties style:vertical-align="auto" fo:margin-bottom="0in" style:line-height-at-least="0.1979in" fo:background-color="#26292C"/>
      <style:text-properties fo:hyphenate="true"/>
    </style:style>
    <style:style style:name="T7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75" style:parent-style-name="Normal" style:family="paragraph">
      <style:paragraph-properties style:vertical-align="auto" fo:margin-bottom="0in" style:line-height-at-least="0.1979in" fo:background-color="#26292C"/>
      <style:text-properties fo:hyphenate="true"/>
    </style:style>
    <style:style style:name="T7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88" style:parent-style-name="Normal" style:family="paragraph">
      <style:paragraph-properties style:vertical-align="auto" fo:margin-bottom="0in" style:line-height-at-least="0.1979in" fo:background-color="#26292C"/>
      <style:text-properties fo:hyphenate="true"/>
    </style:style>
    <style:style style:name="T78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0" style:parent-style-name="Normal" style:family="paragraph">
      <style:paragraph-properties style:vertical-align="auto" fo:margin-bottom="0in" style:line-height-at-least="0.1979in" fo:background-color="#26292C"/>
      <style:text-properties fo:hyphenate="true"/>
    </style:style>
    <style:style style:name="T7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94" style:parent-style-name="Normal" style:family="paragraph">
      <style:paragraph-properties style:vertical-align="auto" fo:margin-bottom="0in" style:line-height-at-least="0.1979in" fo:background-color="#26292C"/>
      <style:text-properties fo:hyphenate="true"/>
    </style:style>
    <style:style style:name="T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03" style:parent-style-name="Normal" style:family="paragraph">
      <style:paragraph-properties style:vertical-align="auto" fo:margin-bottom="0in" style:line-height-at-least="0.1979in" fo:background-color="#26292C"/>
      <style:text-properties fo:hyphenate="true"/>
    </style:style>
    <style:style style:name="T8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16" style:parent-style-name="Normal" style:family="paragraph">
      <style:paragraph-properties style:line-height-at-least="0.1979in" fo:background-color="#26292C"/>
      <style:text-properties fo:hyphenate="true"/>
    </style:style>
    <style:style style:name="T8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P818" style:parent-style-name="Normal" style:family="paragraph">
      <style:paragraph-properties style:vertical-align="auto" fo:margin-bottom="0in" style:line-height-at-least="0.1979in" fo:background-color="#26292C"/>
      <style:text-properties fo:hyphenate="true"/>
    </style:style>
    <style:style style:name="T8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26" style:parent-style-name="Normal" style:family="paragraph">
      <style:paragraph-properties style:vertical-align="auto" fo:margin-bottom="0in" style:line-height-at-least="0.1979in" fo:background-color="#26292C"/>
      <style:text-properties fo:hyphenate="true"/>
    </style:style>
    <style:style style:name="T8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3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40" style:parent-style-name="Normal" style:family="paragraph">
      <style:paragraph-properties style:vertical-align="auto" fo:margin-bottom="0in" style:line-height-at-least="0.1979in" fo:background-color="#26292C"/>
      <style:text-properties fo:hyphenate="true"/>
    </style:style>
    <style:style style:name="T8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7" style:parent-style-name="Normal" style:family="paragraph">
      <style:paragraph-properties style:vertical-align="auto" fo:margin-bottom="0in" style:line-height-at-least="0.1979in" fo:background-color="#26292C"/>
      <style:text-properties fo:hyphenate="true"/>
    </style:style>
    <style:style style:name="T8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soft-page-break/>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text:s/>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soft-page-break/>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 category_id </text:span><text:span text:style-name="T239">queda nulo y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soft-page-break/>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text:s/>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soft-page-break/>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able</text:span><text:span text:style-name="T376">-&gt;</text:span><text:span text:style-name="T377">id</text:span><text:span text:style-name="T378">();</text:span></text:p>
      <text:p text:style-name="P379"><text:span text:style-name="T380">            $table</text:span><text:span text:style-name="T381">-&gt;</text:span><text:span text:style-name="T382">text</text:span><text:span text:style-name="T383">(</text:span><text:span text:style-name="T384">'comment'</text:span><text:span text:style-name="T385">);</text:span></text:p>
      <text:p text:style-name="P386"><text:span text:style-name="T387">            $table</text:span><text:span text:style-name="T388">-&gt;</text:span><text:span text:style-name="T389">integer</text:span><text:span text:style-name="T390">(</text:span><text:span text:style-name="T391">'rating'</text:span><text:span text:style-name="T392">);</text:span></text:p>
      <text:p text:style-name="P393"><text:span text:style-name="T394">            $table</text:span><text:span text:style-name="T395">-&gt;</text:span><text:span text:style-name="T396">unsignedBigInteger</text:span><text:span text:style-name="T397">(</text:span><text:span text:style-name="T398">'user_id'</text:span><text:span text:style-name="T399">);</text:span></text:p>
      <text:p text:style-name="P400"><text:span text:style-name="T401">            $table</text:span><text:span text:style-name="T402">-&gt;</text:span><text:span text:style-name="T403">unsignedBigInteger</text:span><text:span text:style-name="T404">(</text:span><text:span text:style-name="T405">'course_id'</text:span><text:span text:style-name="T406">);</text:span></text:p>
      <text:p text:style-name="P407"><text:span text:style-name="T408">            $table</text:span><text:span text:style-name="T409">-&gt;</text:span><text:span text:style-name="T410">foreign</text:span><text:span text:style-name="T411">(</text:span><text:span text:style-name="T412">'user_id'</text:span><text:span text:style-name="T413">)</text:span><text:span text:style-name="T414">-&gt;</text:span><text:span text:style-name="T415">references</text:span><text:span text:style-name="T416">(</text:span><text:span text:style-name="T417">'id'</text:span><text:span text:style-name="T418">)</text:span><text:span text:style-name="T419">-&gt;</text:span><text:span text:style-name="T420">on</text:span><text:span text:style-name="T421">(</text:span><text:span text:style-name="T422">'users'</text:span><text:span text:style-name="T423">)</text:span><text:span text:style-name="T424">-&gt;</text:span><text:span text:style-name="T425">onDel</text:span><text:span text:style-name="T426">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soft-page-break/>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text:span><text:span text:style-name="T554">s</text:span><text:span text:style-name="T555">(</text:span><text:span text:style-name="T556">'id'</text:span><text:span text:style-name="T557">)</text:span><text:span text:style-name="T558">-&gt;</text:span><text:span text:style-name="T559">on</text:span><text:span text:style-name="T560">(</text:span><text:span text:style-name="T561">'users'</text:span><text:span text:style-name="T562">)</text:span><text:span text:style-name="T563">-&gt;</text:span><text:span text:style-name="T564">onDelete</text:span><text:span text:style-name="T565">(</text:span><text:span text:style-name="T566">'cascade'</text:span><text:span text:style-name="T567">);</text:span></text:p>
      <text:p text:style-name="P568"><text:span text:style-name="T569">            $table</text:span><text:span text:style-name="T570">-&gt;</text:span><text:span text:style-name="T571">timestamps</text:span><text:span text:style-name="T572">();</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text:s/>relación siguiente User y Profile el método en el modelo User tiene que llamarse profile porque Laravel por defecto busca la llave foránea con el nombre user_id en la tabla profiles.</text:p>
      <text:soft-page-break/>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3">Eloquent determina el nombre de la clave externa examinando el nombre del método de relación y agregando como sufijo el nombre del método </text:span><text:span text:style-name="T574">_id</text:span><text:span text:style-name="T575">. Entonces,</text:span><text:span text:style-name="T576"><text:s/>en este caso, Eloquent asume que el </text:span><text:span text:style-name="T577">Profile<text:s/></text:span><text:span text:style-name="T578">modelo tiene una </text:span><text:span text:style-name="T579">user_id</text:span><text:span text:style-name="T580">columna. Sin embargo, si la clave externa del </text:span><text:span text:style-name="T581">Profile<text:s/></text:span><text:span text:style-name="T582">modelo no lo es </text:span><text:span text:style-name="T583">user_id</text:span><text:span text:style-name="T584">, puede pasar un nombre de clave personalizada como segundo argumento del </text:span><text:span text:style-name="T585">belongsTo</text:span><text:span text:style-name="T586">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soft-page-break/>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 modelos y migraciones de Requeriments, Goals, Actions y sections<text:s/>y hago las relaciones con course<text:s/>, Luego Lessons con Description, Platform y Users por ultimo las relaciones Polimorficas</text:p>
      <text:p text:style-name="Normal">Relaciones Polimorficas</text:p>
      <text:p text:style-name="P587"><text:span text:style-name="T588"> </text:span><text:span text:style-name="T589">Schema</text:span><text:span text:style-name="T590">::</text:span><text:span text:style-name="T591">create</text:span><text:span text:style-name="T592">(</text:span><text:span text:style-name="T593">'resources'</text:span><text:span text:style-name="T594">, </text:span><text:span text:style-name="T595">function</text:span><text:span text:style-name="T596"> (</text:span><text:span text:style-name="T597">Blueprint</text:span><text:span text:style-name="T598"> $table) {</text:span></text:p>
      <text:p text:style-name="P599"><text:span text:style-name="T600">            $table</text:span><text:span text:style-name="T601">-&gt;</text:span><text:span text:style-name="T602">id</text:span><text:span text:style-name="T603">();</text:span></text:p>
      <text:p text:style-name="P604"><text:span text:style-name="T605">            $table</text:span><text:span text:style-name="T606">-&gt;</text:span><text:span text:style-name="T607">string</text:span><text:span text:style-name="T608">(</text:span><text:span text:style-name="T609">'url'</text:span><text:span text:style-name="T610">);</text:span></text:p>
      <text:p text:style-name="P611"/>
      <text:p text:style-name="P612"><text:span text:style-name="T613">            $table</text:span><text:span text:style-name="T614">-&gt;</text:span><text:span text:style-name="T615">unsignedBigInteger</text:span><text:span text:style-name="T616">(</text:span><text:span text:style-name="T617">'resourceable_id'</text:span><text:span text:style-name="T618">);</text:span></text:p>
      <text:p text:style-name="P619"><text:span text:style-name="T620">            $table</text:span><text:span text:style-name="T621">-&gt;</text:span><text:span text:style-name="T622">string</text:span><text:span text:style-name="T623">(</text:span><text:span text:style-name="T624">'resourceable_type'</text:span><text:span text:style-name="T625">);</text:span></text:p>
      <text:p text:style-name="P626"/>
      <text:p text:style-name="P627"><text:span text:style-name="T628">            $table</text:span><text:span text:style-name="T629">-&gt;</text:span><text:span text:style-name="T630">timestamps</text:span><text:span text:style-name="T631">();</text:span></text:p>
      <text:p text:style-name="Normal"/>
      <text:p text:style-name="Normal">Las tablas polimórficas se tienen que nombrar con el singular de la tabla madre seguido de able siguiendo el esquema de arriba</text:p>
      <text:p text:style-name="Normal">Creadas Polimorficas Resources, Images y Reactions</text:p>
      <text:p text:style-name="Normal">Y luego indico en el modelo que es polimórfico</text:p>
      <text:p text:style-name="P632"><text:span text:style-name="T633">class</text:span><text:span text:style-name="T634"> Image </text:span><text:span text:style-name="T635">extends</text:span><text:span text:style-name="T636"> </text:span><text:span text:style-name="T637">Model</text:span></text:p>
      <text:p text:style-name="P638">{</text:p>
      <text:p text:style-name="P639"><text:span text:style-name="T640">    </text:span><text:span text:style-name="T641">use</text:span><text:span text:style-name="T642"> </text:span><text:span text:style-name="T643">HasFactory</text:span><text:span text:style-name="T644">;</text:span></text:p>
      <text:p text:style-name="P645"/>
      <text:p text:style-name="P646"><text:span text:style-name="T647">    </text:span><text:span text:style-name="T648">public</text:span><text:span text:style-name="T649"> </text:span><text:span text:style-name="T650">function</text:span><text:span text:style-name="T651"> </text:span><text:span text:style-name="T652">imageable</text:span><text:span text:style-name="T653">()</text:span></text:p>
      <text:p text:style-name="P654">    {</text:p>
      <text:p text:style-name="P655"><text:span text:style-name="T656">        </text:span><text:span text:style-name="T657">return</text:span><text:span text:style-name="T658"> $this</text:span><text:span text:style-name="T659">-&gt;</text:span><text:span text:style-name="T660">morphTo</text:span><text:span text:style-name="T661">();</text:span></text:p>
      <text:p text:style-name="P662">    }</text:p>
      <text:p text:style-name="P663">}</text:p>
      <text:p text:style-name="P664"/>
      <text:p text:style-name="Normal"/>
      <text:soft-page-break/>
      <text:p text:style-name="Normal">De la misma manera nombre del modelo mas able<text:s/></text:p>
      <text:p text:style-name="Normal">Relación uno a uno polimórfica</text:p>
      <text:p text:style-name="Normal">Resource es polimórfico, pero su relación con lessons es una lección tiene un recurso</text:p>
      <text:p text:style-name="Normal">Lesson.php</text:p>
      <text:p text:style-name="P665"><text:span text:style-name="T666">//Relacion uno a uno polimorfica</text:span></text:p>
      <text:p text:style-name="P667"><text:span text:style-name="T668">    </text:span><text:span text:style-name="T669">public</text:span><text:span text:style-name="T670"> </text:span><text:span text:style-name="T671">function</text:span><text:span text:style-name="T672"> </text:span><text:span text:style-name="T673">resource</text:span><text:span text:style-name="T674">()</text:span></text:p>
      <text:p text:style-name="P675">    {</text:p>
      <text:p text:style-name="P676"><text:span text:style-name="T677">        </text:span><text:span text:style-name="T678">return</text:span><text:span text:style-name="T679"> $this</text:span><text:span text:style-name="T680">-&gt;</text:span><text:span text:style-name="T681">morphOne</text:span><text:span text:style-name="T682">(</text:span><text:span text:style-name="T683">Resource</text:span><text:span text:style-name="T684">::class</text:span><text:span text:style-name="T685">, </text:span><text:span text:style-name="T686">'resourceable'</text:span><text:span text:style-name="T687">);</text:span></text:p>
      <text:p text:style-name="P688">    }</text:p>
      <text:p text:style-name="Normal"/>
      <text:p text:style-name="Normal">Donde morphOne recibe dos parámetros (Modelo polimórfico y método polimórfico)</text:p>
      <text:p text:style-name="Normal">Relación uno a muchos polimórfica</text:p>
      <text:p text:style-name="Normal">Una lección puede tener muchos comentarios y un comentario solo puede pertenecer a una lección</text:p>
      <text:p text:style-name="P689"><text:span text:style-name="T690"> </text:span><text:span text:style-name="T691">//Realcion uno a muchos polimorfica</text:span></text:p>
      <text:p text:style-name="P692"/>
      <text:p text:style-name="P693"><text:span text:style-name="T694">    </text:span><text:span text:style-name="T695">public</text:span><text:span text:style-name="T696"> </text:span><text:span text:style-name="T697">function</text:span><text:span text:style-name="T698"> </text:span><text:span text:style-name="T699">comments</text:span><text:span text:style-name="T700">()</text:span></text:p>
      <text:p text:style-name="P701">    {</text:p>
      <text:p text:style-name="P702"><text:span text:style-name="T703">        </text:span><text:span text:style-name="T704">return</text:span><text:span text:style-name="T705"> $this</text:span><text:span text:style-name="T706">-&gt;</text:span><text:span text:style-name="T707">morphMany</text:span><text:span text:style-name="T708">(</text:span><text:span text:style-name="T709">Comment</text:span><text:span text:style-name="T710">::class</text:span><text:span text:style-name="T711">, </text:span><text:span text:style-name="T712">'commentable'</text:span><text:span text:style-name="T713">);</text:span></text:p>
      <text:p text:style-name="P714">    }</text:p>
      <text:p text:style-name="Normal"/>
      <text:p text:style-name="Normal">Igual pero con morphMany</text:p>
      <text:p text:style-name="Normal">A su vez los comentarios pueden tener mas comentarios y estos comentarios reacciones //Comment.php</text:p>
      <text:p text:style-name="P715"><text:span text:style-name="T716"> </text:span><text:span text:style-name="T717">public</text:span><text:span text:style-name="T718"> </text:span><text:span text:style-name="T719">function</text:span><text:span text:style-name="T720"> </text:span><text:span text:style-name="T721">commentable</text:span><text:span text:style-name="T722">()</text:span></text:p>
      <text:p text:style-name="P723">    {</text:p>
      <text:p text:style-name="P724"><text:span text:style-name="T725">        </text:span><text:span text:style-name="T726">return</text:span><text:span text:style-name="T727"> $this</text:span><text:span text:style-name="T728">-&gt;</text:span><text:span text:style-name="T729">morphTo</text:span><text:span text:style-name="T730">();</text:span></text:p>
      <text:p text:style-name="P731">    }</text:p>
      <text:p text:style-name="P732"/>
      <text:p text:style-name="P733"><text:span text:style-name="T734">    </text:span><text:span text:style-name="T735">//Relación uno a muchos polimorfica para que los comentqrios</text:span></text:p>
      <text:p text:style-name="P736"><text:span text:style-name="T737">    </text:span><text:span text:style-name="T738">//tambien puedan tener subcomentarios</text:span></text:p>
      <text:p text:style-name="P739"><text:span text:style-name="T740">    </text:span><text:span text:style-name="T741">public</text:span><text:span text:style-name="T742"> </text:span><text:span text:style-name="T743">function</text:span><text:span text:style-name="T744"> </text:span><text:span text:style-name="T745">comments</text:span><text:span text:style-name="T746">()</text:span></text:p>
      <text:p text:style-name="P747">    {</text:p>
      <text:p text:style-name="P748"><text:span text:style-name="T749">        </text:span><text:span text:style-name="T750">return</text:span><text:span text:style-name="T751"> $this</text:span><text:span text:style-name="T752">-&gt;</text:span><text:span text:style-name="T753">morphMany</text:span><text:span text:style-name="T754">(</text:span><text:span text:style-name="T755">Comment</text:span><text:span text:style-name="T756">::class</text:span><text:span text:style-name="T757">, </text:span><text:span text:style-name="T758">'commentable'</text:span><text:span text:style-name="T759">);</text:span></text:p>
      <text:p text:style-name="P760">    }</text:p>
      <text:p text:style-name="P761"/>
      <text:p text:style-name="P762"><text:span text:style-name="T763">    </text:span><text:span text:style-name="T764">//Los comentarios sub tambien pueden tener reacciones</text:span></text:p>
      <text:p text:style-name="P765"/>
      <text:p text:style-name="P766"><text:span text:style-name="T767">    </text:span><text:span text:style-name="T768">public</text:span><text:span text:style-name="T769"> </text:span><text:span text:style-name="T770">function</text:span><text:span text:style-name="T771"> </text:span><text:span text:style-name="T772">reactions</text:span><text:span text:style-name="T773">()</text:span></text:p>
      <text:p text:style-name="P774">    {</text:p>
      <text:p text:style-name="P775"><text:span text:style-name="T776">        </text:span><text:span text:style-name="T777">return</text:span><text:span text:style-name="T778"> $this</text:span><text:span text:style-name="T779">-&gt;</text:span><text:span text:style-name="T780">morphMany</text:span><text:span text:style-name="T781">(</text:span><text:span text:style-name="T782">Reaction</text:span><text:span text:style-name="T783">::class</text:span><text:span text:style-name="T784">, </text:span><text:span text:style-name="T785">'reactionable'</text:span><text:span text:style-name="T786">);</text:span></text:p>
      <text:p text:style-name="P787">    }</text:p>
      <text:p text:style-name="Normal"/>
      <text:soft-page-break/>
      <text:p text:style-name="Normal">Y cursos con Imagen // Cursos.php</text:p>
      <text:p text:style-name="P788"><text:span text:style-name="T789">//Relacion uno a uno polimorfica</text:span></text:p>
      <text:p text:style-name="P790"><text:span text:style-name="T791">    </text:span><text:span text:style-name="T792">//Un curso solo puede tener una imagen</text:span></text:p>
      <text:p text:style-name="P793"/>
      <text:p text:style-name="P794"><text:span text:style-name="T795">    </text:span><text:span text:style-name="T796">public</text:span><text:span text:style-name="T797"> </text:span><text:span text:style-name="T798">function</text:span><text:span text:style-name="T799"> </text:span><text:span text:style-name="T800">image</text:span><text:span text:style-name="T801">()</text:span></text:p>
      <text:p text:style-name="P802">    {</text:p>
      <text:p text:style-name="P803"><text:span text:style-name="T804">        </text:span><text:span text:style-name="T805">return</text:span><text:span text:style-name="T806"> $this</text:span><text:span text:style-name="T807">-&gt;</text:span><text:span text:style-name="T808">morphOne</text:span><text:span text:style-name="T809">(</text:span><text:span text:style-name="T810">Image</text:span><text:span text:style-name="T811">::class</text:span><text:span text:style-name="T812">, </text:span><text:span text:style-name="T813">'imageable'</text:span><text:span text:style-name="T814">);</text:span></text:p>
      <text:p text:style-name="P815">    }</text:p>
      <text:p text:style-name="Normal"/>
      <text:p text:style-name="P816">Relación<text:s/><text:span text:style-name="T817">hasManyThrough</text:span></text:p>
      <text:p text:style-name="Normal"/>
      <text:p text:style-name="Normal"><draw:frame draw:style-name="a8" draw:name="Imagen 9" text:anchor-type="as-char" svg:x="0in" svg:y="0in" svg:width="3.34422in" svg:height="3.88596in" style:rel-width="scale" style:rel-height="scale"><draw:image xlink:href="media/image9.png" xlink:type="simple" xlink:show="embed" xlink:actuate="onLoad"/><svg:title/><svg:desc/></draw:frame></text:p>
      <text:p text:style-name="Normal">Aprovechando que ya tenemos relacioen entre courses y sections la usamos para llegar a lessons y así crear una relación courses lesson una a muchos un curso puede tener muchas lecciones</text:p>
      <text:p text:style-name="Normal">Courses.php</text:p>
      <text:p text:style-name="P818"><text:span text:style-name="T819">public</text:span><text:span text:style-name="T820"> </text:span><text:span text:style-name="T821">function</text:span><text:span text:style-name="T822"> </text:span><text:span text:style-name="T823">lessons</text:span><text:span text:style-name="T824">()</text:span></text:p>
      <text:p text:style-name="P825">    {</text:p>
      <text:p text:style-name="P826"><text:span text:style-name="T827">        </text:span><text:span text:style-name="T828">return</text:span><text:span text:style-name="T829"> $this</text:span><text:span text:style-name="T830">-&gt;</text:span><text:span text:style-name="T831">hasManyThrough</text:span><text:span text:style-name="T832">(</text:span><text:span text:style-name="T833">Lesson</text:span><text:span text:style-name="T834">::class</text:span><text:span text:style-name="T835">, </text:span><text:span text:style-name="T836">Section</text:span><text:span text:style-name="T837">::class</text:span><text:span text:style-name="T838">);</text:span></text:p>
      <text:p text:style-name="P839">    }</text:p>
      <text:p text:style-name="Normal"/>
      <text:p text:style-name="Normal">Parametro 1 Tabla final, parámetro 2 tabla intermedia</text:p>
      <text:p text:style-name="Normal"/>
      <text:p text:style-name="Normal">Por ultimo genero las relaciones entre usuarios y comentarios y usuarios y reacciones. Ambos son uno a muchos</text:p>
      <text:soft-page-break/>
      <text:p text:style-name="Normal"><draw:frame draw:style-name="a9" draw:name="Imagen 10" text:anchor-type="as-char" svg:x="0in" svg:y="0in" svg:width="4.67774in" svg:height="3.563in" style:rel-width="scale" style:rel-height="scale"><draw:image xlink:href="media/image10.png" xlink:type="simple" xlink:show="embed" xlink:actuate="onLoad"/><svg:title/><svg:desc/></draw:frame></text:p>
      <text:p text:style-name="Normal"/>
      <text:p text:style-name="Normal">Y aquí acabamos de relacionar todos los modelos</text:p>
      <text:p text:style-name="Normal"/>
      <text:p text:style-name="Normal">Lo siguiente habilitamos la asignación masiva</text:p>
      <text:p text:style-name="Normal">Podemos hacerlo a través de dos propiedades:</text:p>
      <text:p text:style-name="Normal">1 Fillable y le decimos que campos en concreto queremos que se asignen masivamente</text:p>
      <text:p text:style-name="Normal">2 Guarded y le decimos que campos NO queremos que se asignen masivamente con lo cual se asigna el resto</text:p>
      <text:p text:style-name="P840"><text:span text:style-name="T841">protected</text:span><text:span text:style-name="T842"> $guarded </text:span><text:span text:style-name="T843">=</text:span><text:span text:style-name="T844"> [</text:span><text:span text:style-name="T845">'id'</text:span><text:span text:style-name="T846">];</text:span></text:p>
      <text:p text:style-name="Normal"/>
      <text:p text:style-name="Normal">Voy haciéndolo en todo y por ejemplo en Course.php</text:p>
      <text:p text:style-name="P847"><text:span text:style-name="T848">protected</text:span><text:span text:style-name="T849"> $guarded </text:span><text:span text:style-name="T850">=</text:span><text:span text:style-name="T851"> [</text:span><text:span text:style-name="T852">'id'</text:span><text:span text:style-name="T853">, </text:span><text:span text:style-name="T854">'status'</text:span><text:span text:style-name="T855">];</text:span></text:p>
      <text:p text:style-name="Normal"/>
      <text:p text:style-name="Normal">Guardo también el status para que nadie pueda por ejemplo cambiar el status a aprobado sin la aprobación de un administrador<text:s/>y hago todos menos user que ya tiene el fillable y con eso vale</text:p>
      <text:p text:style-name="Normal"/>
      <text:p text:style-name="Normal">Video 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5-06T17:53:00Z</dc:date>
    <meta:template xlink:href="Normal.dotm" xlink:type="simple"/>
    <meta:editing-cycles>12</meta:editing-cycles>
    <meta:editing-duration>PT54120S</meta:editing-duration>
    <meta:document-statistic meta:page-count="11" meta:paragraph-count="19" meta:word-count="1510" meta:character-count="9801" meta:row-count="69" meta:non-whitespace-character-count="8310"/>
  </office:meta>
</office:document-meta>
</file>